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16335e" officeooo:paragraph-rsid="0016335e"/>
    </style:style>
    <style:style style:name="P2" style:family="paragraph" style:parent-style-name="Standard">
      <style:text-properties officeooo:rsid="0016335e" officeooo:paragraph-rsid="0017815a"/>
    </style:style>
    <style:style style:name="P3" style:family="paragraph" style:parent-style-name="Standard">
      <style:text-properties officeooo:rsid="0016335e" officeooo:paragraph-rsid="001ab87a"/>
    </style:style>
    <style:style style:name="P4" style:family="paragraph" style:parent-style-name="Standard">
      <style:text-properties officeooo:rsid="0016335e" officeooo:paragraph-rsid="001d10bc"/>
    </style:style>
    <style:style style:name="P5" style:family="paragraph" style:parent-style-name="Standard">
      <style:text-properties fo:font-size="16pt" fo:font-style="italic" fo:font-weight="bold" officeooo:rsid="0016335e" officeooo:paragraph-rsid="0016335e" style:font-size-asian="16pt" style:font-style-asian="italic" style:font-weight-asian="bold" style:font-size-complex="16pt" style:font-style-complex="italic" style:font-weight-complex="bold"/>
    </style:style>
    <style:style style:name="P6" style:family="paragraph" style:parent-style-name="Standard">
      <style:text-properties fo:font-size="14pt" fo:font-style="italic" fo:font-weight="bold" officeooo:rsid="0016335e" officeooo:paragraph-rsid="0016335e" style:font-size-asian="14pt" style:font-style-asian="italic" style:font-weight-asian="bold" style:font-size-complex="14pt" style:font-style-complex="italic" style:font-weight-complex="bold"/>
    </style:style>
    <style:style style:name="P7" style:family="paragraph" style:parent-style-name="Standard">
      <style:text-properties officeooo:rsid="0017815a" officeooo:paragraph-rsid="0017815a"/>
    </style:style>
    <style:style style:name="P8" style:family="paragraph" style:parent-style-name="Standard">
      <style:text-properties officeooo:rsid="0017815a" officeooo:paragraph-rsid="001e04c1"/>
    </style:style>
    <style:style style:name="P9" style:family="paragraph" style:parent-style-name="Standard">
      <style:text-properties officeooo:rsid="0017815a" officeooo:paragraph-rsid="0017815a"/>
    </style:style>
    <style:style style:name="T1" style:family="text">
      <style:text-properties fo:font-size="14pt" style:font-size-asian="14pt" style:font-size-complex="14pt"/>
    </style:style>
    <style:style style:name="T2" style:family="text">
      <style:text-properties officeooo:rsid="0017815a"/>
    </style:style>
    <style:style style:name="T3" style:family="text">
      <style:text-properties officeooo:rsid="001d10bc"/>
    </style:style>
    <style:style style:name="T4" style:family="text">
      <style:text-properties officeooo:rsid="001f2c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week <text:span text:style-name="T1">Theory lecture</text:span></text:p>
      <text:p text:style-name="P1"/>
      <text:p text:style-name="P6">Course outline</text:p>
      <text:p text:style-name="P1">オーディオのコースへようこそ</text:p>
      <text:p text:style-name="P1"/>
      <text:p text:style-name="P1">音楽アプリケーションのための信号処理。前回の理論講義では、コースへの導入や動機付けとして、オーディオ信号処理の感触の概要を説明しました。今私はコースで提示する具体的な話題の概要を説明したいと思います。それはオーディオ信号処理分野のごく一部をカバーしますが。これらは、オーディオ信号処理システムで使用される多くの概念と方法を理解するのに非常に適しています。特に音楽アプリケーション用のもの。</text:p>
      <text:p text:style-name="P1"/>
      <text:p text:style-name="P1">①１週目は、コースの紹介として、オーディオ信号処理フィールドの背景を与えました。コースの概要がわかる。コースに従うために必要な基本的な数学について、次のクラスに進んでいきます。</text:p>
      <text:p text:style-name="P1"/>
      <text:p text:style-name="P1">②２週目は、離散フーリエ変換を導入することから始めます。この変換は、私たちが行うすべての基礎です。そして、私たちはそれのすべての要素を理解しようとします。 そこで、DFT方程式を見てみましょう。複雑な指数関数、DFTのスカラ積、複素正弦波のDFT、実数正弦波のDFTを実行します。そして、逆DFTで終わります。元の信号を再構成する。</text:p>
      <text:p text:style-name="P1"/>
      <text:p text:style-name="P1">③3週目で、DFTをよりよく理解するために、フーリエ変換の基本的な定理と性質について説明します。そして、これらは直線性の概念です。シフト、対称、畳み込み。次に省エネとデシベルについてお話します。位相アンラッピングとゼロパディングの概念。高速フーリエ変換の使用。 DFTを実装するために使用するアルゴリズムはどれですか。そして、ゼロ位相ウィンドウの概念と一緒にFFT。最後に、分析合成システムにまとめます。</text:p>
      <text:p text:style-name="P1"/>
      <text:p text:style-name="P4">④4週目に、実際の音で使用できるフーリエ変換の最初のバージョンである短時間フーリエ変換に行きます。これらは時間の経過とともに変化する信号です。実用化されたコースの最初の完全な解析合成システムを紹介します。そこで、まずSTFT方程式から始め、次に解析ウィンドウについて話し、次にFFTサイズとホップサイズについて話します。また、短時間フーリエ変換を理解する上で基本的な、時間周波数の妥協である非常に一般的な概念です。最後に、逆短時間フーリエ変換の概念について説明します。<text:span text:style-name="T3"> それで、分析合成システムをまとめることができます。</text:span></text:p>
      <text:p text:style-name="P4"/>
      <text:p text:style-name="P1">⑤5週目にさらに進んで、短時間フーリエ変換の上に構築します。シヌソイドモデルと呼ぶもの。正弦波モデルの方程式を提示します。次に、スペクトルから見た周波数領域から見た正弦波の概念を紹介します。そして、我々はそれらの正弦波を実際にどのように見つけるかについて話し合い、そのコンセプトはスペクトルピークのアイデアになるでしょう。そして、この正弦波を、スペクトログラムの時間的に変化する正弦波と同様に、時々刻々と変化するスペクトルで識別する方法、解析する方法について話します。最後に、合成についても説明します。このような正弦波モデリングの概念に基づいて、解析合成システムを構築します。</text:p>
      <text:p text:style-name="P1"/>
      <text:p text:style-name="P3">⑥6週目。音は高調波であると仮定します。そして、その仮定をすると、私たちは高調波モデルと呼ぶ、より強力なモデルを開発することができます。これは正弦波モデルであり、<text:span text:style-name="T2">すべての正弦波が基本周波数の倍数であるという制約を追加します。そこで、ハーモニックモデルの方程式を紹介します。次に、私たちが混乱する多​​くの3つの概念、つまり正弦曲線の概念、部分概念、高調波の概念について説明します。次に、モノフォニックおよびポリフォニック信号に関する概念を紹介します。モノラル信号またはポリフォニック信号に適用すると、我々が使用する解析技術は全く異なるためです。最後に高調波の検出方法について説明します。これを行うために、我々は基本的な周波数検出の考え方でこの議論を補完する。高調波音は、基本周波数を持つ音である。ですから、これらを理解し、基本周波数を分析する技術を実装する必要があります。</text:span></text:p>
      <text:p text:style-name="P2"/>
      <text:p text:style-name="P7">⑦7週目にはもっと複雑なものを追加します。多くの音は正弦波や高調波でうまくモデル化できないためです。だから私たちは、音、攻撃、非線形、騒音の部分について心配する必要があります。それは正弦波ではよくモデル化されていません。そしてこれのために、正弦波と残差を使ってサウンドをモデリングするアイデアを紹介します。そしてそのコンセプトでは、確率モデルの概念を導入する必要があります。それで、これを使って信号をどのようにモデル化できるか、この確率的信号の概念。次に、これらの確率モデルを使って音を近似する方法について実際に話します。次に、この正弦波または高調波と残差のモデルを紹介します。したがって、残っている信号は正弦波と高調波ではうまくモデリングされません。ですから、これらの残差を減算することについて話をする必要があります。そして、これらの残余は、うまくいけば多くの状況において、確率論的な信号であり得る。したがって、これらの正弦波または高調波に確率モデルを加えたものを提示することができます。したがって、そのためには、この確率的信号の概念を用いて残差をモデル化する方法の概念を導入する必要がある。だから、これは非常に密接な講義となるでしょう。なぜなら、非常に異なることについて少し話をしているからです。モデルとそれはお互いを補完します、そして、これは最初の近似のこの終わりからちょっと複雑かもしれません。</text:p>
      <text:p text:style-name="P2"/>
      <text:p text:style-name="P2"><text:span text:style-name="T2">⑧さて、基本的には、私たちが話すすべてのモデルになるでしょう。私は残りのクラス、クラス、次の3つのクラスを意味し、基本的にはアプリケーションやより高度なトピックについて話します。したがって、私はこのコースで言及</text:span><text:soft-page-break/><text:span text:style-name="T2">したように、2つのタイプのアプリケーションに焦点を当てます。1つは健全な変換です。そこで、今週は8つのモデルを紹介します。そして、それらと可能な変換のタイプを示してください。例えば、短時間フーリエ変換について話し、変換の点で何ができるのでしょうか。つまり、具体的にはフィルタリングやモーフィングです。次に、正弦波モデルと、どのようなタイプの変換について検討します。基本的に時間と周波数のスケーリングに焦点を当てます。次に、ハーモニクスと残差モデルに加えて。ピッチ移調の考え方に焦点を当てます。最後に、私たちが導入した最も精巧なモデル、すなわち倍音と確率モデルについて、時間ストレッチとモーフィングについて説明します。</text:span></text:p>
      <text:p text:style-name="P7"/>
      <text:p text:style-name="P7">⑨9週目に、このクラスで重点的に取り組んでいる第2の主要なアプリケーションについて説明します。それは健全な記述のアイデアです。したがって、私たちが提示したものでは、それを記述するのに関連した方法でサウンドの特徴を抽出することができます。そこで、ここでは、このスペクトル解析から得られるオーディオ機能のアイデアに焦点を当てて説明します。次に、これらのテクニックを使用して、より複雑な音楽や信号、全体の音のような概念を記述する方法について説明します。 1つのサウンドだけでなく、一連のサウンドの分析をどのように処理しますか？ 12800：09：16,050 - &gt; 00：09：20,099</text:p>
      <text:p text:style-name="P7"/>
      <text:p text:style-name="P8">⑩10週目の授業の最後の週です。私たちはすべてのモデルをレビューし、授業でカバーできなかった関連トピックを概説します。他のフーリエベースのサウンドモデルを紹介し、フーリエベースでない他のモデルも紹介しますので、クラスをレビューします。そして、この音楽アプリケーション用の信号処理を超えていきます。私たちが話していたこと。それはすべて参照の点であります。すべてのクラスと同様に、すべてのコンテンツはオンラインでもオープンライセンスでも入手できます。すべてのコンテンツを見直し、私が言及しているすべてのものにアクセスしてください。</text:p>
      <text:p text:style-name="P8"/>
      <text:p text:style-name="P8">だからこそ、この講義では、私たちがカバーする理論の話題を見ながらコースの概要を説明しました。これからは、信号処理を実際に開始しています。だから、注目してくれて、次のクラスに会いましょう。</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17:45:22.458006329</meta:creation-date>
    <dc:date>2018-09-29T21:54:08.353225102</dc:date>
    <meta:editing-duration>PT3H5M57S</meta:editing-duration>
    <meta:editing-cycles>6</meta:editing-cycles>
    <meta:generator>LibreOffice/5.1.6.2$Linux_X86_64 LibreOffice_project/10m0$Build-2</meta:generator>
    <meta:document-statistic meta:table-count="0" meta:image-count="0" meta:object-count="0" meta:page-count="2" meta:paragraph-count="15" meta:word-count="2981" meta:character-count="3295" meta:non-whitespace-character-count="3046"/>
  </office:meta>
</office:document-meta>
</file>